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1pt" fo:font-weight="normal" fo:background-color="#1f1f1f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>
      <loext:graphic-properties draw:fill="solid" draw:fill-color="#eeeeee"/>
    </style:style>
    <style:style style:name="T1" style:family="text">
      <style:text-properties officeooo:rsid="001cf8c3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color="#d7ba7d" loext:opacity="100%" style:font-name="Consolas" fo:font-size="10.5pt" fo:font-weight="normal"/>
    </style:style>
    <style:style style:name="T19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3.406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Heading_20_3" text:outline-level="3"><text:span text:style-name="T1">Aim: Write A Program To Implement </text:span>Hashing Concepts &amp; Collision Handling </text:h>
      <text:p text:style-name="P2"># -------------------- Hash Table with Chaining --------------------</text:p>
      <text:p text:style-name="P2">class HashTableChaining:</text:p>
      <text:p text:style-name="P2">    def __init__(self, size=7):</text:p>
      <text:p text:style-name="P2">        self.size = size</text:p>
      <text:p text:style-name="P2">        self.table = [[] for _ in range(size)]</text:p>
      <text:p text:style-name="P2"/>
      <text:p text:style-name="P2">    def hash_function(self, key):</text:p>
      <text:p text:style-name="P2">        return key % self.size</text:p>
      <text:p text:style-name="P2"/>
      <text:p text:style-name="P2">    def insert(self, key, value):</text:p>
      <text:p text:style-name="P2">        index = self.hash_function(key)</text:p>
      <text:p text:style-name="P2">        # Update if key already exists</text:p>
      <text:p text:style-name="P2">        for pair in self.table[index]:</text:p>
      <text:p text:style-name="P2">            if pair[0] == key:</text:p>
      <text:p text:style-name="P2">                pair[1] = value</text:p>
      <text:p text:style-name="P2">                return</text:p>
      <text:p text:style-name="P2">        self.table[index].append([key, value])</text:p>
      <text:p text:style-name="P2"/>
      <text:p text:style-name="P2">    def search(self, key):</text:p>
      <text:p text:style-name="P2">        index = self.hash_function(key)</text:p>
      <text:p text:style-name="P2">        for pair in self.table[index]:</text:p>
      <text:p text:style-name="P2">            if pair[0] == key:</text:p>
      <text:p text:style-name="P2">                return pair[1]</text:p>
      <text:p text:style-name="P2">        return None</text:p>
      <text:p text:style-name="P2"/>
      <text:p text:style-name="P2">    def delete(self, key):</text:p>
      <text:p text:style-name="P2">        index = self.hash_function(key)</text:p>
      <text:p text:style-name="P2">        for i, pair in enumerate(self.table[index]):</text:p>
      <text:p text:style-name="P2">            if pair[0] == key:</text:p>
      <text:p text:style-name="P2">                del self.table[index][i]</text:p>
      <text:p text:style-name="P2">                return True</text:p>
      <text:p text:style-name="P2">        return False</text:p>
      <text:p text:style-name="P2"/>
      <text:p text:style-name="P2">    def display(self):</text:p>
      <text:p text:style-name="P2">        print("\nHash Table (Chaining):")</text:p>
      <text:p text:style-name="P2">        for i, bucket in enumerate(self.table):</text:p>
      <text:p text:style-name="P2">            print(i, "-&gt;", bucket)</text:p>
      <text:p text:style-name="P2"/>
      <text:p text:style-name="P2"># -------------------- Hash Table with Linear Probing --------------------</text:p>
      <text:p text:style-name="P2">class HashTableLinearProbing:</text:p>
      <text:p text:style-name="P2">    def __init__(self, size=7):</text:p>
      <text:p text:style-name="P2">        self.size = size</text:p>
      <text:p text:style-name="P2">        self.table = [None] * size</text:p>
      <text:p text:style-name="P2"/>
      <text:p text:style-name="P2">    def hash_function(self, key):</text:p>
      <text:p text:style-name="P2">        return key % self.size</text:p>
      <text:p text:style-name="P2"><text:soft-page-break/></text:p>
      <text:p text:style-name="P2">    def insert(self, key, value):</text:p>
      <text:p text:style-name="P2">        index = self.hash_function(key)</text:p>
      <text:p text:style-name="P2">        start_index = index</text:p>
      <text:p text:style-name="P2">        while self.table[index] is not None and self.table[index][0] != key:</text:p>
      <text:p text:style-name="P2">            index = (index + 1) % self.size</text:p>
      <text:p text:style-name="P2">            if index == start_index:</text:p>
      <text:p text:style-name="P2">                print("Hash Table Full! Cannot insert:", key)</text:p>
      <text:p text:style-name="P2">                return</text:p>
      <text:p text:style-name="P2">        self.table[index] = (key, value)</text:p>
      <text:p text:style-name="P2"/>
      <text:p text:style-name="P2">    def search(self, key):</text:p>
      <text:p text:style-name="P2">        index = self.hash_function(key)</text:p>
      <text:p text:style-name="P2">        start_index = index</text:p>
      <text:p text:style-name="P2">        while self.table[index] is not None:</text:p>
      <text:p text:style-name="P2">            if self.table[index][0] == key:</text:p>
      <text:p text:style-name="P2">                return self.table[index][1]</text:p>
      <text:p text:style-name="P2">            index = (index + 1) % self.size</text:p>
      <text:p text:style-name="P2">            if index == start_index:</text:p>
      <text:p text:style-name="P2">                break</text:p>
      <text:p text:style-name="P2">        return None</text:p>
      <text:p text:style-name="P2"/>
      <text:p text:style-name="P2">    def delete(self, key):</text:p>
      <text:p text:style-name="P2">        index = self.hash_function(key)</text:p>
      <text:p text:style-name="P2">        start_index = index</text:p>
      <text:p text:style-name="P2">        while self.table[index] is not None:</text:p>
      <text:p text:style-name="P2">            if self.table[index][0] == key:</text:p>
      <text:p text:style-name="P2">                self.table[index] = None</text:p>
      <text:p text:style-name="P2">                return True</text:p>
      <text:p text:style-name="P2">            index = (index + 1) % self.size</text:p>
      <text:p text:style-name="P2">            if index == start_index:</text:p>
      <text:p text:style-name="P2">                break</text:p>
      <text:p text:style-name="P2">        return False</text:p>
      <text:p text:style-name="P2"/>
      <text:p text:style-name="P2">    def display(self):</text:p>
      <text:p text:style-name="P2">        print("\nHash Table (Linear Probing):")</text:p>
      <text:p text:style-name="P2">        for i, val in enumerate(self.table):</text:p>
      <text:p text:style-name="P2">            print(i, "-&gt;", val)</text:p>
      <text:p text:style-name="P2"/>
      <text:p text:style-name="P2"># -------------------- Example Usage --------------------</text:p>
      <text:p text:style-name="P2">if __name__ == "__main__":</text:p>
      <text:p text:style-name="P2">    # Using Chaining</text:p>
      <text:p text:style-name="P2">    ht_chain = HashTableChaining()</text:p>
      <text:p text:style-name="P2">    ht_chain.insert(10, "Alice")</text:p>
      <text:p text:style-name="P2">    ht_chain.insert(20, "Bob")</text:p>
      <text:p text:style-name="P2">    ht_chain.insert(30, "Charlie")</text:p>
      <text:p text:style-name="P2">    ht_chain.insert(17, "David")  # Collides with 10 (10 % 7 == 3, 17 % 7 == 3)</text:p>
      <text:p text:style-name="P2">    ht_chain.display()</text:p>
      <text:p text:style-name="P2">    print("Search key 20:", ht_chain.search(20))</text:p>
      <text:p text:style-name="P2">    ht_chain.delete(10)</text:p>
      <text:p text:style-name="P2">    ht_chain.display()</text:p>
      <text:p text:style-name="P2"/>
      <text:p text:style-name="P2">    # Using Linear Probing</text:p>
      <text:p text:style-name="P2"><text:soft-page-break/>    ht_lp = HashTableLinearProbing()</text:p>
      <text:p text:style-name="P2">    ht_lp.insert(10, "Red")</text:p>
      <text:p text:style-name="P2">    ht_lp.insert(20, "Blue")</text:p>
      <text:p text:style-name="P2">    ht_lp.insert(30, "Green")</text:p>
      <text:p text:style-name="P2">    ht_lp.insert(17, "Yellow")  # Collision, will probe next slot</text:p>
      <text:p text:style-name="P2">    ht_lp.display()</text:p>
      <text:p text:style-name="P2">    print("Search key 17:", ht_lp.search(17))</text:p>
      <text:p text:style-name="P2">    ht_lp.delete(20)</text:p>
      <text:p text:style-name="P2">    ht_lp.display()</text:p>
      <text:p text:style-name="P1"><draw:frame text:anchor-type="paragraph" draw:z-index="0" draw:name="Text Frame 1" draw:style-name="gr1" draw:text-style-name="P4" svg:width="5.1461in" svg:height="6.5496in" svg:x="-0.0063in" svg:y="0.0398in"><draw:text-box><text:p><text:span text:style-name="T19">Hash Table (Chaining):</text:span></text:p><text:p><text:span text:style-name="T19">0 -&gt; []</text:span></text:p><text:p><text:span text:style-name="T19">1 -&gt; []</text:span></text:p><text:p><text:span text:style-name="T19">2 -&gt; [[30, 'Charlie']]</text:span></text:p><text:p><text:span text:style-name="T19">3 -&gt; [[10, 'Alice'], [17, 'David']]</text:span></text:p><text:p><text:span text:style-name="T19">4 -&gt; []</text:span></text:p><text:p><text:span text:style-name="T19">5 -&gt; []</text:span></text:p><text:p><text:span text:style-name="T19">6 -&gt; [[20, 'Bob']]</text:span></text:p><text:p><text:span text:style-name="T19">Search key 20: Bob</text:span></text:p><text:p/><text:p><text:span text:style-name="T19">Hash Table (Chaining):</text:span></text:p><text:p><text:span text:style-name="T19">0 -&gt; []</text:span></text:p><text:p><text:span text:style-name="T19">1 -&gt; []</text:span></text:p><text:p><text:span text:style-name="T19">2 -&gt; [[30, 'Charlie']]</text:span></text:p><text:p><text:span text:style-name="T19">3 -&gt; [[17, 'David']]</text:span></text:p><text:p><text:span text:style-name="T19">4 -&gt; []</text:span></text:p><text:p><text:span text:style-name="T19">5 -&gt; []</text:span></text:p><text:p><text:span text:style-name="T19">6 -&gt; [[20, 'Bob']]</text:span></text:p><text:p/><text:p><text:span text:style-name="T19">Hash Table (Linear Probing):</text:span></text:p><text:p><text:span text:style-name="T19">0 -&gt; None</text:span></text:p><text:p><text:span text:style-name="T19">1 -&gt; None</text:span></text:p><text:p><text:span text:style-name="T19">2 -&gt; (30, 'Green')</text:span></text:p><text:p><text:span text:style-name="T19">3 -&gt; (10, 'Red')</text:span></text:p><text:p><text:span text:style-name="T19">4 -&gt; (17, 'Yellow')</text:span></text:p><text:p><text:span text:style-name="T19">5 -&gt; None</text:span></text:p><text:p><text:span text:style-name="T19">6 -&gt; (20, 'Blue')</text:span></text:p><text:p><text:span text:style-name="T19">Search key 17: Yellow</text:span></text:p><text:p/><text:p><text:span text:style-name="T19">Hash Table (Linear Probing):</text:span></text:p><text:p><text:span text:style-name="T19">0 -&gt; None</text:span></text:p><text:p><text:span text:style-name="T19">1 -&gt; None</text:span></text:p><text:p><text:span text:style-name="T19">2 -&gt; (30, 'Green')</text:span></text:p><text:p><text:span text:style-name="T19">3 -&gt; (10, 'Red')</text:span></text:p><text:p><text:span text:style-name="T19">4 -&gt; (17, 'Yellow')</text:span></text:p><text:p><text:span text:style-name="T19">5 -&gt; None</text:span></text:p><text:p><text:span text:style-name="T19">6 -&gt; None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2:57:03.058000000</meta:creation-date>
    <dc:date>2025-09-20T23:01:21.556000000</dc:date>
    <meta:editing-duration>PT4M18S</meta:editing-duration>
    <meta:editing-cycles>1</meta:editing-cycles>
    <meta:document-statistic meta:table-count="0" meta:image-count="0" meta:object-count="0" meta:page-count="3" meta:paragraph-count="97" meta:word-count="348" meta:character-count="3404" meta:non-whitespace-character-count="2418"/>
    <meta:generator>LibreOffice/24.2.5.2$Windows_X86_64 LibreOffice_project/bffef4ea93e59bebbeaf7f431bb02b1a39ee8a59</meta:generator>
  </office:meta>
</office:document-meta>
</file>